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Long_20_Dash" svg:stroke-width="0.028cm" svg:stroke-color="#000000" draw:marker-start-width="0.242cm" draw:marker-end-width="0.242cm" svg:stroke-linecap="butt" draw:fill="solid" draw:fill-color="#ffffff" loext:fill-use-slide-background="false" draw:textarea-horizontal-align="justify" draw:textarea-vertical-align="middle" draw:auto-grow-height="false" fo:min-height="0.626cm" fo:min-width="3.376cm" fo:padding-top="0.139cm" fo:padding-bottom="0.139cm" fo:padding-left="0.264cm" fo:padding-right="0.264cm" style:writing-mode="lr-tb" loext:decorative="false"/>
      <style:paragraph-properties style:writing-mode="lr-tb"/>
    </style:style>
    <style:style style:name="gr2" style:family="graphic" style:parent-style-name="objectwithoutfill">
      <style:graphic-properties svg:stroke-width="0.035cm" svg:stroke-color="#000000" draw:marker-start-width="0.252cm" draw:marker-end="Arrowheads_20_3" draw:marker-end-width="0.352cm" draw:fill="none" draw:textarea-vertical-align="middle" fo:padding-top="0.142cm" fo:padding-bottom="0.142cm" fo:padding-left="0.267cm" fo:padding-right="0.267cm" loext:decorative="false"/>
      <style:paragraph-properties style:writing-mode="lr-tb"/>
    </style:style>
    <style:style style:name="gr3" style:family="graphic" style:parent-style-name="standard">
      <style:graphic-properties svg:stroke-width="0.028cm" svg:stroke-color="#000000" draw:marker-start-width="0.242cm" draw:marker-end-width="0.242cm" draw:fill="solid" draw:fill-color="#ffffff" loext:fill-use-slide-background="false" draw:textarea-horizontal-align="justify" draw:textarea-vertical-align="middle" draw:auto-grow-height="false" fo:min-height="0.626cm" fo:min-width="3.376cm" fo:padding-top="0.139cm" fo:padding-bottom="0.139cm" fo:padding-left="0.264cm" fo:padding-right="0.264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cm" svg:stroke-color="#666666" draw:marker-start-width="0.2cm" draw:marker-end-width="0.2cm" draw:fill="solid" draw:fill-color="#ffffff" loext:fill-use-slide-background="false" draw:textarea-horizontal-align="justify" draw:textarea-vertical-align="middle" draw:auto-grow-height="false" fo:min-height="0.654cm" fo:min-width="3.404cm" fo:padding-top="0.125cm" fo:padding-bottom="0.125cm" fo:padding-left="0.25cm" fo:padding-right="0.25cm" style:writing-mode="lr-tb" loext:decorative="false"/>
      <style:paragraph-properties style:writing-mode="lr-tb"/>
    </style:style>
    <style:style style:name="gr5" style:family="graphic" style:parent-style-name="objectwithoutfill">
      <style:graphic-properties svg:stroke-width="0.035cm" svg:stroke-color="#000000" draw:marker-start-width="0.252cm" draw:marker-end="Arrowheads_20_5" draw:marker-end-width="0.352cm" draw:fill="none" draw:textarea-vertical-align="middle" fo:padding-top="0.142cm" fo:padding-bottom="0.142cm" fo:padding-left="0.267cm" fo:padding-right="0.267cm" loext:decorative="false"/>
      <style:paragraph-properties style:writing-mode="lr-tb"/>
    </style:style>
    <style:style style:name="gr6" style:family="graphic" style:parent-style-name="objectwithoutfill">
      <style:graphic-properties svg:stroke-width="0.035cm" svg:stroke-color="#000000" draw:marker-start-width="0.252cm" draw:marker-end="Arrowheads_20_4" draw:marker-end-width="0.352cm" draw:fill="none" draw:textarea-vertical-align="middle" fo:padding-top="0.142cm" fo:padding-bottom="0.142cm" fo:padding-left="0.267cm" fo:padding-right="0.267cm" loext:decorative="false"/>
      <style:paragraph-properties style:writing-mode="lr-tb"/>
    </style:style>
    <style:style style:name="gr7" style:family="graphic" style:parent-style-name="standard" style:list-style-name="L1">
      <style:graphic-properties draw:stroke="dash" draw:stroke-dash="Long_20_Dash" svg:stroke-width="0.028cm" svg:stroke-color="#000000" draw:marker-start-width="0.242cm" draw:marker-end-width="0.242cm" svg:stroke-linecap="butt" draw:fill="solid" draw:fill-color="#ffffff" loext:fill-use-slide-background="false" draw:textarea-horizontal-align="justify" draw:textarea-vertical-align="middle" draw:auto-grow-height="false" fo:min-height="0.626cm" fo:min-width="3.376cm" fo:padding-top="0.139cm" fo:padding-bottom="0.139cm" fo:padding-left="0.264cm" fo:padding-right="0.264cm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style:font-name="Arial" fo:font-size="12pt"/>
    </style:style>
    <style:style style:name="P2" style:family="paragraph">
      <loext:graphic-properties draw:fill="solid" draw:fill-color="#ffffff"/>
      <style:paragraph-properties fo:text-align="center" style:writing-mode="lr-tb"/>
      <style:text-properties style:font-name="Arial" fo:font-size="12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7pt" style:font-size-asian="8pt" style:font-size-complex="8pt"/>
    </style:style>
    <style:style style:name="P5" style:family="paragraph">
      <style:paragraph-properties fo:text-align="center"/>
      <style:text-properties fo:color="#b2b2b2" loext:opacity="100%" style:font-name="Arial" fo:font-size="12pt"/>
    </style:style>
    <style:style style:name="P6" style:family="paragraph">
      <loext:graphic-properties draw:fill="solid" draw:fill-color="#ffffff"/>
      <style:paragraph-properties fo:text-align="center" style:writing-mode="lr-tb"/>
      <style:text-properties fo:color="#b2b2b2" loext:opacity="100%" style:font-name="Arial" fo:font-size="12pt"/>
    </style:style>
    <style:style style:name="P7" style:family="paragraph">
      <style:paragraph-properties fo:text-align="center"/>
      <style:text-properties fo:font-size="7pt" style:font-size-asian="8pt" style:font-size-complex="8pt"/>
    </style:style>
    <style:style style:name="P8" style:family="paragraph">
      <style:paragraph-properties fo:text-align="center"/>
      <style:text-properties style:font-name="Arial" fo:font-size="11pt" style:letter-kerning="true" style:font-name-asian="Microsoft YaHei" style:font-size-asian="11pt" style:font-name-complex="Lucida Sans" style:font-size-complex="11pt"/>
    </style:style>
    <style:style style:name="P9" style:family="paragraph">
      <loext:graphic-properties draw:fill="solid" draw:fill-color="#ffffff"/>
      <style:paragraph-properties fo:text-align="center" style:writing-mode="lr-tb"/>
      <style:text-properties style:font-name="Arial" fo:font-size="11pt" style:letter-kerning="true" style:font-name-asian="Microsoft YaHei" style:font-size-asian="11pt" style:font-name-complex="Lucida Sans" style:font-size-complex="11pt"/>
    </style:style>
    <style:style style:name="P10" style:family="paragraph">
      <style:paragraph-properties fo:text-align="center"/>
      <style:text-properties style:font-name="Arial" fo:font-size="11pt" style:font-size-asian="11pt" style:font-size-complex="11pt"/>
    </style:style>
    <style:style style:name="P11" style:family="paragraph">
      <loext:graphic-properties draw:fill="solid" draw:fill-color="#ffffff"/>
      <style:paragraph-properties fo:text-align="center" style:writing-mode="lr-tb"/>
      <style:text-properties style:font-name="Arial" fo:font-size="11pt" style:font-size-asian="11pt" style:font-size-complex="11pt"/>
    </style:style>
    <style:style style:name="T1" style:family="text">
      <style:text-properties style:font-name="Arial" fo:font-size="12pt"/>
    </style:style>
    <style:style style:name="T2" style:family="text">
      <style:text-properties fo:font-size="7pt" style:font-size-asian="8pt" style:font-size-complex="8pt"/>
    </style:style>
    <style:style style:name="T3" style:family="text">
      <style:text-properties style:font-name="Arial" fo:font-size="9pt" style:font-size-asian="9pt" style:font-size-complex="9pt"/>
    </style:style>
    <style:style style:name="T4" style:family="text">
      <style:text-properties style:font-name="Arial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5" style:family="text">
      <style:text-properties style:font-name="Arial" fo:font-size="11pt" style:font-size-asian="11pt" style:font-size-complex="11pt"/>
    </style:style>
    <style:style style:name="T6" style:family="text"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cm" svg:height="1cm" svg:x="2cm" svg:y="4cm">
          <draw:glue-point draw:id="4" svg:x="0cm" svg:y="5cm" draw:escape-direction="down"/>
          <draw:glue-point draw:id="5" svg:x="5cm" svg:y="0cm" draw:escape-direction="right"/>
          <draw:glue-point draw:id="6" svg:x="-5cm" svg:y="0cm" draw:escape-direction="left"/>
          <draw:glue-point draw:id="7" svg:x="0cm" svg:y="-5cm" draw:escape-direction="up"/>
          <draw:glue-point draw:id="8" svg:x="5cm" svg:y="-1.666cm" draw:escape-direction="right"/>
          <draw:glue-point draw:id="9" svg:x="5cm" svg:y="1.666cm" draw:escape-direction="right"/>
          <draw:glue-point draw:id="10" svg:x="-5cm" svg:y="-1.666cm" draw:escape-direction="left"/>
          <draw:glue-point draw:id="11" svg:x="-5cm" svg:y="1.666cm" draw:escape-direction="left"/>
          <draw:glue-point draw:id="12" svg:x="-2.5cm" svg:y="-5cm" draw:escape-direction="up"/>
          <draw:glue-point draw:id="13" svg:x="2.5cm" svg:y="-5cm" draw:escape-direction="up"/>
          <draw:glue-point draw:id="14" svg:x="2.5cm" svg:y="5cm" draw:escape-direction="down"/>
          <draw:glue-point draw:id="15" svg:x="-2.5cm" svg:y="5cm" draw:escape-direction="down"/>
          <text:p text:style-name="P1"><text:span text:style-name="T1">DeepD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4" draw:layer="layout" svg:x1="4cm" svg:y1="4cm" svg:x2="4cm" svg:y2="3cm" draw:start-shape="id1" draw:start-glue-point="7" draw:end-shape="id2" draw:end-glue-point="4" svg:d="M4000 4000v-1000" svg:viewBox="0 0 1 1001">
          <text:p text:style-name="P3"><text:span text:style-name="T2"/></text:p>
        </draw:connector>
        <draw:custom-shape draw:style-name="gr3" draw:text-style-name="P2" xml:id="id2" draw:id="id2" draw:layer="layout" svg:width="4cm" svg:height="1cm" svg:x="2cm" svg:y="2cm">
          <draw:glue-point draw:id="4" svg:x="0cm" svg:y="5cm" draw:escape-direction="down"/>
          <draw:glue-point draw:id="5" svg:x="5cm" svg:y="0cm" draw:escape-direction="right"/>
          <draw:glue-point draw:id="6" svg:x="-5cm" svg:y="0cm" draw:escape-direction="left"/>
          <draw:glue-point draw:id="7" svg:x="0cm" svg:y="-5cm" draw:escape-direction="up"/>
          <draw:glue-point draw:id="8" svg:x="5cm" svg:y="-1.666cm" draw:escape-direction="right"/>
          <draw:glue-point draw:id="9" svg:x="5cm" svg:y="1.666cm" draw:escape-direction="right"/>
          <draw:glue-point draw:id="10" svg:x="-5cm" svg:y="-1.666cm" draw:escape-direction="left"/>
          <draw:glue-point draw:id="11" svg:x="-5cm" svg:y="1.666cm" draw:escape-direction="left"/>
          <draw:glue-point draw:id="12" svg:x="-2.5cm" svg:y="-5cm" draw:escape-direction="up"/>
          <draw:glue-point draw:id="13" svg:x="2.5cm" svg:y="-5cm" draw:escape-direction="up"/>
          <draw:glue-point draw:id="14" svg:x="2.5cm" svg:y="5cm" draw:escape-direction="down"/>
          <draw:glue-point draw:id="15" svg:x="-2.5cm" svg:y="5cm" draw:escape-direction="down"/>
          <text:p text:style-name="P1"><text:span text:style-name="T1">FiF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3" draw:id="id3" draw:layer="layout" svg:width="4cm" svg:height="1cm" svg:x="8cm" svg:y="2cm">
          <draw:glue-point draw:id="4" svg:x="0cm" svg:y="5cm" draw:escape-direction="down"/>
          <draw:glue-point draw:id="5" svg:x="5cm" svg:y="0cm" draw:escape-direction="right"/>
          <draw:glue-point draw:id="6" svg:x="-5cm" svg:y="0cm" draw:escape-direction="left"/>
          <draw:glue-point draw:id="7" svg:x="0cm" svg:y="-5cm" draw:escape-direction="up"/>
          <draw:glue-point draw:id="8" svg:x="5cm" svg:y="-1.666cm" draw:escape-direction="right"/>
          <draw:glue-point draw:id="9" svg:x="5cm" svg:y="1.666cm" draw:escape-direction="right"/>
          <draw:glue-point draw:id="10" svg:x="-5cm" svg:y="-1.666cm" draw:escape-direction="left"/>
          <draw:glue-point draw:id="11" svg:x="-5cm" svg:y="1.666cm" draw:escape-direction="left"/>
          <draw:glue-point draw:id="12" svg:x="-2.5cm" svg:y="-5cm" draw:escape-direction="up"/>
          <draw:glue-point draw:id="13" svg:x="2.5cm" svg:y="-5cm" draw:escape-direction="up"/>
          <draw:glue-point draw:id="14" svg:x="2.5cm" svg:y="5cm" draw:escape-direction="down"/>
          <draw:glue-point draw:id="15" svg:x="-2.5cm" svg:y="5cm" draw:escape-direction="down"/>
          <text:p text:style-name="P5"><text:span text:style-name="T1">List</text:span><text:span text:style-name="T1"><text:line-break/></text:span><text:span text:style-name="T3">(dart.cor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4" draw:layer="layout" svg:x1="6cm" svg:y1="2.5cm" svg:x2="8cm" svg:y2="2.5cm" draw:start-shape="id2" draw:start-glue-point="5" draw:end-shape="id3" draw:end-glue-point="6" svg:d="M6000 2500h2000" svg:viewBox="0 0 2001 1">
          <text:p/>
        </draw:connector>
        <draw:custom-shape draw:style-name="gr1" draw:text-style-name="P2" xml:id="id4" draw:id="id4" draw:layer="layout" svg:width="4cm" svg:height="1cm" svg:x="8cm" svg:y="4cm">
          <draw:glue-point draw:id="4" svg:x="0cm" svg:y="5cm" draw:escape-direction="down"/>
          <draw:glue-point draw:id="5" svg:x="5cm" svg:y="0cm" draw:escape-direction="right"/>
          <draw:glue-point draw:id="6" svg:x="-5cm" svg:y="0cm" draw:escape-direction="left"/>
          <draw:glue-point draw:id="7" svg:x="0cm" svg:y="-5cm" draw:escape-direction="up"/>
          <draw:glue-point draw:id="8" svg:x="5cm" svg:y="-1.666cm" draw:escape-direction="right"/>
          <draw:glue-point draw:id="9" svg:x="5cm" svg:y="1.666cm" draw:escape-direction="right"/>
          <draw:glue-point draw:id="10" svg:x="-5cm" svg:y="-1.666cm" draw:escape-direction="left"/>
          <draw:glue-point draw:id="11" svg:x="-5cm" svg:y="1.666cm" draw:escape-direction="left"/>
          <draw:glue-point draw:id="12" svg:x="-2.5cm" svg:y="-5cm" draw:escape-direction="up"/>
          <draw:glue-point draw:id="13" svg:x="2.5cm" svg:y="-5cm" draw:escape-direction="up"/>
          <draw:glue-point draw:id="14" svg:x="2.5cm" svg:y="5cm" draw:escape-direction="down"/>
          <draw:glue-point draw:id="15" svg:x="-2.5cm" svg:y="5cm" draw:escape-direction="down"/>
          <text:p text:style-name="P1"><text:span text:style-name="T1">ViewControl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4" draw:layer="layout" svg:x1="8cm" svg:y1="4.5cm" svg:x2="6cm" svg:y2="4.5cm" draw:start-shape="id4" draw:start-glue-point="6" draw:end-shape="id1" draw:end-glue-point="5" svg:d="M8000 4500h-2000" svg:viewBox="0 0 2001 1">
          <text:p text:style-name="P7"><text:s text:c="23"/>D</text:p>
          <text:p text:style-name="P7"/>
        </draw:connector>
        <draw:custom-shape draw:style-name="gr4" draw:text-style-name="P6" xml:id="id5" draw:id="id5" draw:layer="layout" svg:width="4cm" svg:height="1cm" svg:x="14cm" svg:y="2cm">
          <draw:glue-point draw:id="4" svg:x="0cm" svg:y="5cm" draw:escape-direction="down"/>
          <draw:glue-point draw:id="5" svg:x="5cm" svg:y="0cm" draw:escape-direction="right"/>
          <draw:glue-point draw:id="6" svg:x="-5cm" svg:y="0cm" draw:escape-direction="left"/>
          <draw:glue-point draw:id="7" svg:x="0cm" svg:y="-5cm" draw:escape-direction="up"/>
          <draw:glue-point draw:id="8" svg:x="5cm" svg:y="-1.666cm" draw:escape-direction="right"/>
          <draw:glue-point draw:id="9" svg:x="5cm" svg:y="1.666cm" draw:escape-direction="right"/>
          <draw:glue-point draw:id="10" svg:x="-5cm" svg:y="-1.666cm" draw:escape-direction="left"/>
          <draw:glue-point draw:id="11" svg:x="-5cm" svg:y="1.666cm" draw:escape-direction="left"/>
          <draw:glue-point draw:id="12" svg:x="-2.5cm" svg:y="-5cm" draw:escape-direction="up"/>
          <draw:glue-point draw:id="13" svg:x="2.5cm" svg:y="-5cm" draw:escape-direction="up"/>
          <draw:glue-point draw:id="14" svg:x="2.5cm" svg:y="5cm" draw:escape-direction="down"/>
          <draw:glue-point draw:id="15" svg:x="-2.5cm" svg:y="5cm" draw:escape-direction="down"/>
          <text:p text:style-name="P5"><text:span text:style-name="T1">GetXController</text:span><text:span text:style-name="T1"><text:line-break/></text:span><text:span text:style-name="T3">('pack:get/get.dart'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4" draw:layer="layout" svg:x1="12cm" svg:y1="4.5cm" svg:x2="16cm" svg:y2="3cm" draw:start-shape="id4" draw:start-glue-point="5" draw:end-shape="id5" draw:end-glue-point="4" svg:d="M12000 4500h4000v-1500" svg:viewBox="0 0 4001 1501">
          <text:p/>
        </draw:connector>
        <draw:custom-shape draw:style-name="gr7" draw:text-style-name="P9" xml:id="id6" draw:id="id6" draw:layer="layout" svg:width="4cm" svg:height="1cm" svg:x="2cm" svg:y="6cm">
          <draw:glue-point draw:id="4" svg:x="0cm" svg:y="5cm" draw:escape-direction="down"/>
          <draw:glue-point draw:id="5" svg:x="5cm" svg:y="0cm" draw:escape-direction="right"/>
          <draw:glue-point draw:id="6" svg:x="-5cm" svg:y="0cm" draw:escape-direction="left"/>
          <draw:glue-point draw:id="7" svg:x="0cm" svg:y="-5cm" draw:escape-direction="up"/>
          <draw:glue-point draw:id="8" svg:x="5cm" svg:y="-1.666cm" draw:escape-direction="right"/>
          <draw:glue-point draw:id="9" svg:x="5cm" svg:y="1.666cm" draw:escape-direction="right"/>
          <draw:glue-point draw:id="10" svg:x="-5cm" svg:y="-1.666cm" draw:escape-direction="left"/>
          <draw:glue-point draw:id="11" svg:x="-5cm" svg:y="1.666cm" draw:escape-direction="left"/>
          <draw:glue-point draw:id="12" svg:x="-2.5cm" svg:y="-5cm" draw:escape-direction="up"/>
          <draw:glue-point draw:id="13" svg:x="2.5cm" svg:y="-5cm" draw:escape-direction="up"/>
          <draw:glue-point draw:id="14" svg:x="2.5cm" svg:y="5cm" draw:escape-direction="down"/>
          <draw:glue-point draw:id="15" svg:x="-2.5cm" svg:y="5cm" draw:escape-direction="down"/>
          <text:p text:style-name="P8">ViewDa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4" draw:layer="layout" svg:x1="4cm" svg:y1="6cm" svg:x2="4cm" svg:y2="5cm" draw:start-shape="id6" draw:start-glue-point="7" draw:end-shape="id1" draw:end-glue-point="4" svg:d="M4000 6000v-1000" svg:viewBox="0 0 1 1001">
          <text:p/>
        </draw:connector>
        <draw:connector draw:style-name="gr2" draw:text-style-name="P4" draw:layer="layout" svg:x1="9cm" svg:y1="5cm" svg:x2="6cm" svg:y2="6.334cm" draw:start-shape="id4" draw:start-glue-point="15" draw:end-shape="id6" draw:end-glue-point="8" svg:d="M9000 5000v1334h-3000" svg:viewBox="0 0 3001 1335">
          <text:p text:style-name="P7"/>
        </draw:connector>
        <draw:custom-shape draw:style-name="gr3" draw:text-style-name="P11" xml:id="id7" draw:id="id7" draw:layer="layout" svg:width="4cm" svg:height="1cm" svg:x="2cm" svg:y="8cm">
          <draw:glue-point draw:id="4" svg:x="0cm" svg:y="5cm" draw:escape-direction="down"/>
          <draw:glue-point draw:id="5" svg:x="5cm" svg:y="0cm" draw:escape-direction="right"/>
          <draw:glue-point draw:id="6" svg:x="-5cm" svg:y="0cm" draw:escape-direction="left"/>
          <draw:glue-point draw:id="7" svg:x="0cm" svg:y="-5cm" draw:escape-direction="up"/>
          <draw:glue-point draw:id="8" svg:x="5cm" svg:y="-1.666cm" draw:escape-direction="right"/>
          <draw:glue-point draw:id="9" svg:x="5cm" svg:y="1.666cm" draw:escape-direction="right"/>
          <draw:glue-point draw:id="10" svg:x="-5cm" svg:y="-1.666cm" draw:escape-direction="left"/>
          <draw:glue-point draw:id="11" svg:x="-5cm" svg:y="1.666cm" draw:escape-direction="left"/>
          <draw:glue-point draw:id="12" svg:x="-2.5cm" svg:y="-5cm" draw:escape-direction="up"/>
          <draw:glue-point draw:id="13" svg:x="2.5cm" svg:y="-5cm" draw:escape-direction="up"/>
          <draw:glue-point draw:id="14" svg:x="2.5cm" svg:y="5cm" draw:escape-direction="down"/>
          <draw:glue-point draw:id="15" svg:x="-2.5cm" svg:y="5cm" draw:escape-direction="down"/>
          <text:p text:style-name="P10"><text:span text:style-name="T4">WidgetsView</text:span><text:span text:style-name="T5">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4" draw:layer="layout" svg:x1="4cm" svg:y1="8cm" svg:x2="4cm" svg:y2="7cm" draw:start-shape="id7" draw:start-glue-point="7" draw:end-shape="id6" draw:end-glue-point="4" svg:d="M4000 8000v-1000" svg:viewBox="0 0 1 1001">
          <text:p/>
        </draw:connector>
        <draw:custom-shape draw:style-name="gr3" draw:text-style-name="P11" xml:id="id8" draw:id="id8" draw:layer="layout" svg:width="4cm" svg:height="1cm" svg:x="8cm" svg:y="8cm">
          <draw:glue-point draw:id="4" svg:x="0cm" svg:y="5cm" draw:escape-direction="down"/>
          <draw:glue-point draw:id="5" svg:x="5cm" svg:y="0cm" draw:escape-direction="right"/>
          <draw:glue-point draw:id="6" svg:x="-5cm" svg:y="0cm" draw:escape-direction="left"/>
          <draw:glue-point draw:id="7" svg:x="0cm" svg:y="-5cm" draw:escape-direction="up"/>
          <draw:glue-point draw:id="8" svg:x="5cm" svg:y="-1.666cm" draw:escape-direction="right"/>
          <draw:glue-point draw:id="9" svg:x="5cm" svg:y="1.666cm" draw:escape-direction="right"/>
          <draw:glue-point draw:id="10" svg:x="-5cm" svg:y="-1.666cm" draw:escape-direction="left"/>
          <draw:glue-point draw:id="11" svg:x="-5cm" svg:y="1.666cm" draw:escape-direction="left"/>
          <draw:glue-point draw:id="12" svg:x="-2.5cm" svg:y="-5cm" draw:escape-direction="up"/>
          <draw:glue-point draw:id="13" svg:x="2.5cm" svg:y="-5cm" draw:escape-direction="up"/>
          <draw:glue-point draw:id="14" svg:x="2.5cm" svg:y="5cm" draw:escape-direction="down"/>
          <draw:glue-point draw:id="15" svg:x="-2.5cm" svg:y="5cm" draw:escape-direction="down"/>
          <text:p text:style-name="P10"><text:span text:style-name="T4">WidgetsView</text:span><text:span text:style-name="T6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4" draw:layer="layout" svg:x1="10cm" svg:y1="8cm" svg:x2="10cm" svg:y2="5cm" draw:start-shape="id8" draw:start-glue-point="7" draw:end-shape="id4" draw:end-glue-point="4" svg:d="M10000 8000v-3000" svg:viewBox="0 0 1 3001">
          <text:p/>
        </draw:connector>
        <draw:connector draw:style-name="gr2" draw:text-style-name="P4" draw:layer="layout" svg:x1="8cm" svg:y1="8.5cm" svg:x2="6cm" svg:y2="8.5cm" draw:start-shape="id8" draw:start-glue-point="6" draw:end-shape="id7" draw:end-glue-point="5" svg:d="M8000 8500h-2000" svg:viewBox="0 0 20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3" draw:display-name="Arrowheads 3" svg:viewBox="0 0 20 13" svg:d="M0 13l10-13 10 13z"/>
    <draw:marker draw:name="Arrowheads_20_4" draw:display-name="Arrowheads 4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Arrowheads_20_5" draw:display-name="Arrowheads 5" svg:viewBox="-10 0 10 15" svg:d="M0 0zM-5 0l-5 15h5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ca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1-22T12:04:57.258000000</meta:creation-date>
    <meta:generator>LibreOffice/24.8.4.2$Windows_X86_64 LibreOffice_project/bb3cfa12c7b1bf994ecc5649a80400d06cd71002</meta:generator>
    <dc:date>2025-01-23T16:15:29.649000000</dc:date>
    <meta:editing-duration>PT23H12M18S</meta:editing-duration>
    <meta:editing-cycles>3</meta:editing-cycles>
    <meta:print-date>2025-01-22T17:06:21.098000000</meta:print-date>
    <meta:printed-by>PDF files</meta:printed-by>
    <meta:document-statistic meta:object-count="17"/>
  </office:meta>
</office:document-meta>
</file>